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Preformatted_20_Text">
      <style:text-properties fo:color="#080808" style:font-name="JetBrains Mono" fo:font-size="9.80000019073486pt" fo:background-color="#ffffff"/>
    </style:style>
    <style:style style:name="P3" style:family="paragraph" style:parent-style-name="Preformatted_20_Text">
      <style:text-properties fo:color="#080808" fo:background-color="#ffffff"/>
    </style:style>
    <style:style style:name="P4" style:family="paragraph" style:parent-style-name="Preformatted_20_Text">
      <style:text-properties fo:color="#8c8c8c" style:font-name="JetBrains Mono" fo:font-size="9.80000019073486pt" fo:font-style="italic" fo:background-color="#ffffff"/>
    </style:style>
    <style:style style:name="P5" style:family="paragraph" style:parent-style-name="Preformatted_20_Text">
      <style:text-properties fo:color="#8c8c8c" fo:background-color="#ffffff"/>
    </style:style>
    <style:style style:name="P6" style:family="paragraph" style:parent-style-name="Preformatted_20_Text">
      <style:paragraph-properties fo:margin-top="0in" fo:margin-bottom="0.1965in"/>
      <style:text-properties fo:color="#080808" fo:background-color="#ffffff"/>
    </style:style>
    <style:style style:name="T1" style:family="text">
      <style:text-properties fo:color="#0033b3"/>
    </style:style>
    <style:style style:name="T2" style:family="text">
      <style:text-properties fo:color="#0033b3" style:font-name="JetBrains Mono" fo:font-size="9.80000019073486pt"/>
    </style:style>
    <style:style style:name="T3" style:family="text">
      <style:text-properties fo:color="#000000"/>
    </style:style>
    <style:style style:name="T4" style:family="text">
      <style:text-properties fo:color="#000000" style:font-name="JetBrains Mono" fo:font-size="9.80000019073486pt"/>
    </style:style>
    <style:style style:name="T5" style:family="text">
      <style:text-properties style:font-name="JetBrains Mono" fo:font-size="9.80000019073486pt"/>
    </style:style>
    <style:style style:name="T6" style:family="text">
      <style:text-properties style:font-name="JetBrains Mono" fo:font-size="9.80000019073486pt" fo:font-style="italic"/>
    </style:style>
    <style:style style:name="T7" style:family="text">
      <style:text-properties fo:color="#b200b2" style:font-name="JetBrains Mono" fo:font-size="9.80000019073486pt"/>
    </style:style>
    <style:style style:name="T8" style:family="text">
      <style:text-properties fo:color="#94558d" style:font-name="JetBrains Mono" fo:font-size="9.80000019073486pt"/>
    </style:style>
    <style:style style:name="T9" style:family="text">
      <style:text-properties fo:color="#1750eb" style:font-name="JetBrains Mono" fo:font-size="9.80000019073486pt"/>
    </style:style>
    <style:style style:name="T10" style:family="text">
      <style:text-properties fo:color="#8c8c8c"/>
    </style:style>
    <style:style style:name="T11" style:family="text">
      <style:text-properties fo:color="#8c8c8c" style:font-name="JetBrains Mono" fo:font-size="9.80000019073486pt" fo:font-style="italic"/>
    </style:style>
    <style:style style:name="T12" style:family="text">
      <style:text-properties fo:color="#00627a" style:font-name="JetBrains Mono" fo:font-size="9.80000019073486pt"/>
    </style:style>
    <style:style style:name="T13" style:family="text">
      <style:text-properties fo:color="#000080" style:font-name="JetBrains Mono" fo:font-size="9.80000019073486pt"/>
    </style:style>
    <style:style style:name="T14" style:family="text">
      <style:text-properties fo:color="#067d17"/>
    </style:style>
    <style:style style:name="T15" style:family="text">
      <style:text-properties fo:color="#067d17" style:font-name="JetBrains Mono" fo:font-size="9.80000019073486pt"/>
    </style:style>
    <style:style style:name="T16" style:family="text">
      <style:text-properties fo:color="#0037a6" style:font-name="JetBrains Mono" fo:font-size="9.8000001907348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text:p>
      <text:p text:style-name="Standard">Use class, objects, constructors while coding Bank Account Management System You are tasked with creating a simple bank account management system in Python. Implement a class called BankAccount with the following specifications: The class should have private instance variables for account number, account holder name, and balance. Include a constructor to initialize these variables. Implement getter and setter methods for each instance variable to ensure encapsulation. Implement methods to deposit and withdraw money from the account. Ensure that the withdraw method checks if the account has sufficient balance before allowing withdrawal. Write a Python program to demonstrate the functionality of the BankAccount class by creating instances, depositing and withdrawing money, and displaying account information. </text:p>
      <text:p text:style-name="Standard"/>
      <text:p text:style-name="Standard"/>
      <text:p text:style-name="Standard"/>
      <text:p text:style-name="P2"><text:span text:style-name="T1">class </text:span><text:span text:style-name="T3">BankAccount</text:span>:</text:p>
      <text:p text:style-name="P3"><text:s text:c="4"/><text:span text:style-name="T2">def </text:span><text:span text:style-name="T7">__init__</text:span><text:span text:style-name="T5">(</text:span><text:span text:style-name="T8">self</text:span><text:span text:style-name="T5">, </text:span><text:span text:style-name="T4">account_number</text:span><text:span text:style-name="T5">, </text:span><text:span text:style-name="T4">account_holder</text:span><text:span text:style-name="T5">, </text:span><text:span text:style-name="T4">balance</text:span><text:span text:style-name="T5">=</text:span><text:span text:style-name="T9">0</text:span><text:span text:style-name="T5">):</text:span></text:p>
      <text:p text:style-name="P3"><text:s text:c="8"/><text:span text:style-name="T11"># Private instance variables</text:span></text:p>
      <text:p text:style-name="P3"><text:span text:style-name="T10"><text:s text:c="8"/></text:span><text:span text:style-name="T8">self</text:span><text:span text:style-name="T5">.__account_number = </text:span><text:span text:style-name="T4">account_number</text:span></text:p>
      <text:p text:style-name="P3"><text:span text:style-name="T3"><text:s text:c="8"/></text:span><text:span text:style-name="T8">self</text:span><text:span text:style-name="T5">.__account_holder = </text:span><text:span text:style-name="T4">account_holder</text:span></text:p>
      <text:p text:style-name="P3"><text:span text:style-name="T3"><text:s text:c="8"/></text:span><text:span text:style-name="T8">self</text:span><text:span text:style-name="T5">.__balance = </text:span><text:span text:style-name="T4">balance</text:span></text:p>
      <text:p text:style-name="P3"><text:span text:style-name="T3"><text:s text:c="4"/></text:span><text:span text:style-name="T11"># Getter methods</text:span></text:p>
      <text:p text:style-name="P3"><text:span text:style-name="T10"><text:s text:c="4"/></text:span><text:span text:style-name="T2">def </text:span><text:span text:style-name="T12">get_account_number</text:span><text:span text:style-name="T5">(</text:span><text:span text:style-name="T8">self</text:span><text:span text:style-name="T5">):</text:span></text:p>
      <text:p text:style-name="P3"><text:s text:c="8"/><text:span text:style-name="T2">return </text:span><text:span text:style-name="T8">self</text:span><text:span text:style-name="T5">.__account_number</text:span></text:p>
      <text:p text:style-name="P3"><text:s text:c="4"/><text:span text:style-name="T2">def </text:span><text:span text:style-name="T12">get_account_holder</text:span><text:span text:style-name="T5">(</text:span><text:span text:style-name="T8">self</text:span><text:span text:style-name="T5">):</text:span></text:p>
      <text:p text:style-name="P3"><text:s text:c="8"/><text:span text:style-name="T2">return </text:span><text:span text:style-name="T8">self</text:span><text:span text:style-name="T5">.__account_holder</text:span></text:p>
      <text:p text:style-name="P3"><text:s text:c="4"/><text:span text:style-name="T2">def </text:span><text:span text:style-name="T12">get_balance</text:span><text:span text:style-name="T5">(</text:span><text:span text:style-name="T8">self</text:span><text:span text:style-name="T5">):</text:span></text:p>
      <text:p text:style-name="P3"><text:s text:c="8"/><text:span text:style-name="T2">return </text:span><text:span text:style-name="T8">self</text:span><text:span text:style-name="T5">.__balance</text:span></text:p>
      <text:p text:style-name="P3"><text:s text:c="4"/><text:span text:style-name="T11"># Setter methods</text:span></text:p>
      <text:p text:style-name="P3"><text:span text:style-name="T10"><text:s text:c="4"/></text:span><text:span text:style-name="T2">def </text:span><text:span text:style-name="T12">set_account_number</text:span><text:span text:style-name="T5">(</text:span><text:span text:style-name="T8">self</text:span><text:span text:style-name="T5">, </text:span><text:span text:style-name="T4">account_number</text:span><text:span text:style-name="T5">):</text:span></text:p>
      <text:p text:style-name="P3"><text:s text:c="8"/><text:span text:style-name="T8">self</text:span><text:span text:style-name="T5">.__account_number = </text:span><text:span text:style-name="T4">account_number</text:span></text:p>
      <text:p text:style-name="P3"><text:span text:style-name="T3"><text:s text:c="4"/></text:span><text:span text:style-name="T2">def </text:span><text:span text:style-name="T12">set_account_holder</text:span><text:span text:style-name="T5">(</text:span><text:span text:style-name="T8">self</text:span><text:span text:style-name="T5">, </text:span><text:span text:style-name="T4">account_holder</text:span><text:span text:style-name="T5">):</text:span></text:p>
      <text:p text:style-name="P3"><text:s text:c="8"/><text:span text:style-name="T8">self</text:span><text:span text:style-name="T5">.__account_holder = </text:span><text:span text:style-name="T4">account_holder</text:span></text:p>
      <text:p text:style-name="P3"><text:span text:style-name="T3"><text:s text:c="4"/></text:span><text:span text:style-name="T2">def </text:span><text:span text:style-name="T12">set_balance</text:span><text:span text:style-name="T5">(</text:span><text:span text:style-name="T8">self</text:span><text:span text:style-name="T5">, </text:span><text:span text:style-name="T4">balance</text:span><text:span text:style-name="T5">):</text:span></text:p>
      <text:p text:style-name="P3"><text:s text:c="8"/><text:span text:style-name="T2">if </text:span><text:span text:style-name="T4">balance </text:span><text:span text:style-name="T5">&gt;= </text:span><text:span text:style-name="T9">0</text:span><text:span text:style-name="T5">:</text:span></text:p>
      <text:p text:style-name="P3"><text:s text:c="12"/><text:span text:style-name="T8">self</text:span><text:span text:style-name="T5">.__balance = </text:span><text:span text:style-name="T4">balance</text:span></text:p>
      <text:p text:style-name="P3"><text:span text:style-name="T3"><text:s text:c="8"/></text:span><text:span text:style-name="T2">else</text:span><text:span text:style-name="T5">:</text:span></text:p>
      <text:p text:style-name="P3"><text:s text:c="12"/><text:span text:style-name="T13">print</text:span><text:span text:style-name="T5">(</text:span><text:span text:style-name="T15">"Balance cannot be negative!"</text:span><text:span text:style-name="T5">)</text:span></text:p>
      <text:p text:style-name="P3"><text:s text:c="4"/><text:span text:style-name="T11"># Deposit method</text:span></text:p>
      <text:p text:style-name="P3"><text:span text:style-name="T10"><text:s text:c="4"/></text:span><text:span text:style-name="T2">def </text:span><text:span text:style-name="T12">deposit</text:span><text:span text:style-name="T5">(</text:span><text:span text:style-name="T8">self</text:span><text:span text:style-name="T5">, </text:span><text:span text:style-name="T4">amount</text:span><text:span text:style-name="T5">):</text:span></text:p>
      <text:p text:style-name="P3"><text:s text:c="8"/><text:span text:style-name="T2">if </text:span><text:span text:style-name="T4">amount </text:span><text:span text:style-name="T5">&gt; </text:span><text:span text:style-name="T9">0</text:span><text:span text:style-name="T5">:</text:span></text:p>
      <text:p text:style-name="P3"><text:s text:c="12"/><text:span text:style-name="T8">self</text:span><text:span text:style-name="T5">.__balance += </text:span><text:span text:style-name="T4">amount</text:span></text:p>
      <text:p text:style-name="P3"><text:span text:style-name="T3"><text:s text:c="12"/></text:span><text:span text:style-name="T13">print</text:span><text:span text:style-name="T5">(</text:span><text:span text:style-name="T15">f"Deposited $</text:span><text:span text:style-name="T16">{</text:span><text:span text:style-name="T4">amount</text:span><text:span text:style-name="T16">}</text:span><text:span text:style-name="T15">. New balance: $</text:span><text:span text:style-name="T16">{</text:span><text:span text:style-name="T8">self</text:span><text:span text:style-name="T5">.__balance</text:span><text:span text:style-name="T16">}</text:span><text:span text:style-name="T15">"</text:span><text:span text:style-name="T5">)</text:span></text:p>
      <text:p text:style-name="P3"><text:s text:c="8"/><text:span text:style-name="T2">else</text:span><text:span text:style-name="T5">:</text:span></text:p>
      <text:p text:style-name="P3"><text:s text:c="12"/><text:span text:style-name="T13">print</text:span><text:span text:style-name="T5">(</text:span><text:span text:style-name="T15">"Deposit amount must be positive!"</text:span><text:span text:style-name="T5">)</text:span></text:p>
      <text:p text:style-name="P3"><text:s text:c="4"/><text:span text:style-name="T11"># Withdraw method</text:span></text:p>
      <text:p text:style-name="P3"><text:span text:style-name="T10"><text:s text:c="4"/></text:span><text:span text:style-name="T2">def </text:span><text:span text:style-name="T12">withdraw</text:span><text:span text:style-name="T5">(</text:span><text:span text:style-name="T8">self</text:span><text:span text:style-name="T5">, </text:span><text:span text:style-name="T4">amount</text:span><text:span text:style-name="T5">):</text:span></text:p>
      <text:p text:style-name="P3"><text:s text:c="8"/><text:span text:style-name="T2">if </text:span><text:span text:style-name="T4">amount </text:span><text:span text:style-name="T5">&gt; </text:span><text:span text:style-name="T9">0</text:span><text:span text:style-name="T5">:</text:span></text:p>
      <text:p text:style-name="P3"><text:s text:c="12"/><text:span text:style-name="T2">if </text:span><text:span text:style-name="T8">self</text:span><text:span text:style-name="T5">.__balance &gt;= </text:span><text:span text:style-name="T4">amount</text:span><text:span text:style-name="T5">:</text:span></text:p>
      <text:p text:style-name="P3"><text:s text:c="16"/><text:span text:style-name="T8">self</text:span><text:span text:style-name="T5">.__balance -= </text:span><text:span text:style-name="T4">amount</text:span></text:p>
      <text:p text:style-name="P3"><text:span text:style-name="T3"><text:s text:c="16"/></text:span><text:span text:style-name="T13">print</text:span><text:span text:style-name="T5">(</text:span><text:span text:style-name="T15">f"Withdrew $</text:span><text:span text:style-name="T16">{</text:span><text:span text:style-name="T4">amount</text:span><text:span text:style-name="T16">}</text:span><text:span text:style-name="T15">. New balance: $</text:span><text:span text:style-name="T16">{</text:span><text:span text:style-name="T8">self</text:span><text:span text:style-name="T5">.__balance</text:span><text:span text:style-name="T16">}</text:span><text:span text:style-name="T15">"</text:span><text:span text:style-name="T5">)</text:span></text:p>
      <text:p text:style-name="P3"><text:s text:c="12"/><text:span text:style-name="T2">else</text:span><text:span text:style-name="T5">:</text:span></text:p>
      <text:p text:style-name="P3"><text:s text:c="16"/><text:span text:style-name="T13">print</text:span><text:span text:style-name="T5">(</text:span><text:span text:style-name="T15">"Insufficient balance!"</text:span><text:span text:style-name="T5">)</text:span></text:p>
      <text:p text:style-name="P3"><text:s text:c="8"/><text:span text:style-name="T2">else</text:span><text:span text:style-name="T5">:</text:span></text:p>
      <text:p text:style-name="P3"><text:s text:c="12"/><text:span text:style-name="T13">print</text:span><text:span text:style-name="T5">(</text:span><text:span text:style-name="T15">"Withdrawal amount must be positive!"</text:span><text:span text:style-name="T5">)</text:span></text:p>
      <text:p text:style-name="P3"><text:s text:c="4"/><text:span text:style-name="T11"># Method to display account information</text:span></text:p>
      <text:p text:style-name="P3"><text:span text:style-name="T10"><text:s text:c="4"/></text:span><text:span text:style-name="T2">def </text:span><text:span text:style-name="T12">display_account_info</text:span><text:span text:style-name="T5">(</text:span><text:span text:style-name="T8">self</text:span><text:span text:style-name="T5">):</text:span></text:p>
      <text:p text:style-name="P3"><text:s text:c="8"/><text:span text:style-name="T13">print</text:span><text:span text:style-name="T5">(</text:span><text:span text:style-name="T15">"----- Account Information -----"</text:span><text:span text:style-name="T5">)</text:span></text:p>
      <text:p text:style-name="P3"><text:s text:c="8"/><text:span text:style-name="T13">print</text:span><text:span text:style-name="T5">(</text:span><text:span text:style-name="T15">f"Account Number: </text:span><text:span text:style-name="T16">{</text:span><text:span text:style-name="T8">self</text:span><text:span text:style-name="T5">.__account_number</text:span><text:span text:style-name="T16">}</text:span><text:span text:style-name="T15">"</text:span><text:span text:style-name="T5">)</text:span></text:p>
      <text:p text:style-name="P3"><text:soft-page-break/><text:s text:c="8"/><text:span text:style-name="T13">print</text:span><text:span text:style-name="T5">(</text:span><text:span text:style-name="T15">f"Account Holder: </text:span><text:span text:style-name="T16">{</text:span><text:span text:style-name="T8">self</text:span><text:span text:style-name="T5">.__account_holder</text:span><text:span text:style-name="T16">}</text:span><text:span text:style-name="T15">"</text:span><text:span text:style-name="T5">)</text:span></text:p>
      <text:p text:style-name="P3"><text:s text:c="8"/><text:span text:style-name="T13">print</text:span><text:span text:style-name="T5">(</text:span><text:span text:style-name="T15">f"Balance: $</text:span><text:span text:style-name="T16">{</text:span><text:span text:style-name="T8">self</text:span><text:span text:style-name="T5">.__balance</text:span><text:span text:style-name="T16">}</text:span><text:span text:style-name="T15">"</text:span><text:span text:style-name="T5">)</text:span></text:p>
      <text:p text:style-name="P3"><text:s text:c="8"/><text:span text:style-name="T13">print</text:span><text:span text:style-name="T5">(</text:span><text:span text:style-name="T15">"-------------------------------"</text:span><text:span text:style-name="T5">)</text:span></text:p>
      <text:p text:style-name="P4"># Demonstrating functionality</text:p>
      <text:p text:style-name="P2"><text:span text:style-name="T1">if </text:span>__name__ == <text:span text:style-name="T14">"__main__"</text:span>:</text:p>
      <text:p text:style-name="P3"><text:s text:c="4"/><text:span text:style-name="T11"># Creating bank account instances</text:span></text:p>
      <text:p text:style-name="P3"><text:span text:style-name="T10"><text:s text:c="4"/></text:span><text:span text:style-name="T5">account1 = BankAccount(</text:span><text:span text:style-name="T15">"123456"</text:span><text:span text:style-name="T5">, </text:span><text:span text:style-name="T15">"Alice"</text:span><text:span text:style-name="T5">, </text:span><text:span text:style-name="T9">1000</text:span><text:span text:style-name="T5">)</text:span></text:p>
      <text:p text:style-name="P3"><text:s text:c="4"/><text:span text:style-name="T5">account2 = BankAccount(</text:span><text:span text:style-name="T15">"654321"</text:span><text:span text:style-name="T5">, </text:span><text:span text:style-name="T15">"Bob"</text:span><text:span text:style-name="T5">, </text:span><text:span text:style-name="T9">500</text:span><text:span text:style-name="T5">)</text:span></text:p>
      <text:p text:style-name="P3"><text:s text:c="4"/><text:span text:style-name="T11"># Display initial account info</text:span></text:p>
      <text:p text:style-name="P3"><text:span text:style-name="T10"><text:s text:c="4"/></text:span><text:span text:style-name="T5">account1.display_account_info()</text:span></text:p>
      <text:p text:style-name="P3"><text:s text:c="4"/><text:span text:style-name="T5">account2.display_account_info()</text:span></text:p>
      <text:p text:style-name="P3"><text:s text:c="4"/><text:span text:style-name="T11"># Deposit money</text:span></text:p>
      <text:p text:style-name="P3"><text:span text:style-name="T10"><text:s text:c="4"/></text:span><text:span text:style-name="T5">account1.deposit(</text:span><text:span text:style-name="T9">200</text:span><text:span text:style-name="T5">)</text:span></text:p>
      <text:p text:style-name="P3"><text:s text:c="4"/><text:span text:style-name="T5">account2.deposit(</text:span><text:span text:style-name="T9">300</text:span><text:span text:style-name="T5">)</text:span></text:p>
      <text:p text:style-name="P3"><text:s text:c="4"/><text:span text:style-name="T11"># Withdraw money</text:span></text:p>
      <text:p text:style-name="P3"><text:span text:style-name="T10"><text:s text:c="4"/></text:span><text:span text:style-name="T5">account1.withdraw(</text:span><text:span text:style-name="T9">150</text:span><text:span text:style-name="T5">)</text:span></text:p>
      <text:p text:style-name="P3"><text:s text:c="4"/><text:span text:style-name="T5">account2.withdraw(</text:span><text:span text:style-name="T9">1000</text:span><text:span text:style-name="T5">) <text:s/></text:span><text:span text:style-name="T11"># Should show insufficient balance</text:span></text:p>
      <text:p text:style-name="P5"><text:s text:c="4"/><text:span text:style-name="T6"># Update account info</text:span></text:p>
      <text:p text:style-name="P3"><text:span text:style-name="T10"><text:s text:c="4"/></text:span><text:span text:style-name="T5">account1.set_account_holder(</text:span><text:span text:style-name="T15">"Alice Johnson"</text:span><text:span text:style-name="T5">)</text:span></text:p>
      <text:p text:style-name="P6"><text:s text:c="4"/><text:span text:style-name="T5">account1.display_account_info()</text:span></text:p>
      <text:p text:style-name="Standard"/>
      <text:p text:style-name="Standard"/>
      <text:p text:style-name="Standard">OUTPUT:-</text:p>
      <text:p text:style-name="Standard"/>
      <text:p text:style-name="Standard">----- Account Information -----</text:p>
      <text:p text:style-name="Standard">Account Number: 123456</text:p>
      <text:p text:style-name="Standard">Account Holder: Alice</text:p>
      <text:p text:style-name="Standard">Balance: $1000</text:p>
      <text:p text:style-name="Standard">-------------------------------</text:p>
      <text:p text:style-name="Standard">----- Account Information -----</text:p>
      <text:p text:style-name="Standard">Account Number: 654321</text:p>
      <text:p text:style-name="Standard">Account Holder: Bob</text:p>
      <text:p text:style-name="Standard">Balance: $500</text:p>
      <text:p text:style-name="Standard">-------------------------------</text:p>
      <text:p text:style-name="Standard">Deposited $200. New balance: $1200</text:p>
      <text:p text:style-name="Standard">Deposited $300. New balance: $800</text:p>
      <text:p text:style-name="Standard">Withdrew $150. New balance: $1050</text:p>
      <text:p text:style-name="Standard">Insufficient balance!</text:p>
      <text:p text:style-name="Standard">----- Account Information -----</text:p>
      <text:p text:style-name="Standard">Account Number: 123456</text:p>
      <text:p text:style-name="Standard">Account Holder: Alice Johnson</text:p>
      <text:p text:style-name="P1">Balance: $105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QUESTION 2:-</text:p>
      <text:p text:style-name="Standard"/>
      <text:p text:style-name="Standard">Employee Management System You are developing an employee management system for a company. Implement a class called Employee with the following specifications: The class should have private instance variables for employee ID, name, and salary. Include a constructor to initialize these variables. Implement getter and setter methods for each instance variable. Implement a method to display employee information. Implement a method to give a salary hike to an employee. The method should accept a percentage value by which the salary will be increased. Write a Python program to demonstrate the functionality of the Employee class by creating instances, displaying employee information, giving salary hikes, and displaying updated employee information. </text:p>
      <text:p text:style-name="Standard"/>
      <text:p text:style-name="Standard"/>
      <text:p text:style-name="P2"><text:span text:style-name="T1">class </text:span><text:span text:style-name="T3">Employee</text:span>:</text:p>
      <text:p text:style-name="P3"><text:s text:c="4"/><text:span text:style-name="T2">def </text:span><text:span text:style-name="T7">__init__</text:span><text:span text:style-name="T5">(</text:span><text:span text:style-name="T8">self</text:span><text:span text:style-name="T5">, </text:span><text:span text:style-name="T4">emp_id</text:span><text:span text:style-name="T5">, </text:span><text:span text:style-name="T4">name</text:span><text:span text:style-name="T5">, </text:span><text:span text:style-name="T4">salary</text:span><text:span text:style-name="T5">):</text:span></text:p>
      <text:p text:style-name="P3"><text:s text:c="8"/><text:span text:style-name="T11"># Private instance variables</text:span></text:p>
      <text:p text:style-name="P3"><text:span text:style-name="T10"><text:s text:c="8"/></text:span><text:span text:style-name="T8">self</text:span><text:span text:style-name="T5">.__emp_id = </text:span><text:span text:style-name="T4">emp_id</text:span></text:p>
      <text:p text:style-name="P3"><text:span text:style-name="T3"><text:s text:c="8"/></text:span><text:span text:style-name="T8">self</text:span><text:span text:style-name="T5">.__name = </text:span><text:span text:style-name="T4">name</text:span></text:p>
      <text:p text:style-name="P3"><text:span text:style-name="T3"><text:s text:c="8"/></text:span><text:span text:style-name="T8">self</text:span><text:span text:style-name="T5">.__salary = </text:span><text:span text:style-name="T4">salary</text:span></text:p>
      <text:p text:style-name="P3"><text:span text:style-name="T3"><text:s text:c="4"/></text:span><text:span text:style-name="T11"># Getter methods</text:span></text:p>
      <text:p text:style-name="P3"><text:span text:style-name="T10"><text:s text:c="4"/></text:span><text:span text:style-name="T2">def </text:span><text:span text:style-name="T12">get_emp_id</text:span><text:span text:style-name="T5">(</text:span><text:span text:style-name="T8">self</text:span><text:span text:style-name="T5">):</text:span></text:p>
      <text:p text:style-name="P3"><text:s text:c="8"/><text:span text:style-name="T2">return </text:span><text:span text:style-name="T8">self</text:span><text:span text:style-name="T5">.__emp_id</text:span></text:p>
      <text:p text:style-name="P3"><text:s text:c="4"/><text:span text:style-name="T2">def </text:span><text:span text:style-name="T12">get_name</text:span><text:span text:style-name="T5">(</text:span><text:span text:style-name="T8">self</text:span><text:span text:style-name="T5">):</text:span></text:p>
      <text:p text:style-name="P3"><text:s text:c="8"/><text:span text:style-name="T2">return </text:span><text:span text:style-name="T8">self</text:span><text:span text:style-name="T5">.__name</text:span></text:p>
      <text:p text:style-name="P3"><text:s text:c="4"/><text:span text:style-name="T2">def </text:span><text:span text:style-name="T12">get_salary</text:span><text:span text:style-name="T5">(</text:span><text:span text:style-name="T8">self</text:span><text:span text:style-name="T5">):</text:span></text:p>
      <text:p text:style-name="P3"><text:s text:c="8"/><text:span text:style-name="T2">return </text:span><text:span text:style-name="T8">self</text:span><text:span text:style-name="T5">.__salary</text:span></text:p>
      <text:p text:style-name="P3"><text:s text:c="4"/><text:span text:style-name="T11"># Setter methods</text:span></text:p>
      <text:p text:style-name="P3"><text:span text:style-name="T10"><text:s text:c="4"/></text:span><text:span text:style-name="T2">def </text:span><text:span text:style-name="T12">set_emp_id</text:span><text:span text:style-name="T5">(</text:span><text:span text:style-name="T8">self</text:span><text:span text:style-name="T5">, </text:span><text:span text:style-name="T4">emp_id</text:span><text:span text:style-name="T5">):</text:span></text:p>
      <text:p text:style-name="P3"><text:s text:c="8"/><text:span text:style-name="T8">self</text:span><text:span text:style-name="T5">.__emp_id = </text:span><text:span text:style-name="T4">emp_id</text:span></text:p>
      <text:p text:style-name="P3"><text:span text:style-name="T3"><text:s text:c="4"/></text:span><text:span text:style-name="T2">def </text:span><text:span text:style-name="T12">set_name</text:span><text:span text:style-name="T5">(</text:span><text:span text:style-name="T8">self</text:span><text:span text:style-name="T5">, </text:span><text:span text:style-name="T4">name</text:span><text:span text:style-name="T5">):</text:span></text:p>
      <text:p text:style-name="P3"><text:s text:c="8"/><text:span text:style-name="T8">self</text:span><text:span text:style-name="T5">.__name = </text:span><text:span text:style-name="T4">name</text:span></text:p>
      <text:p text:style-name="P3"><text:span text:style-name="T3"><text:s text:c="4"/></text:span><text:span text:style-name="T2">def </text:span><text:span text:style-name="T12">set_salary</text:span><text:span text:style-name="T5">(</text:span><text:span text:style-name="T8">self</text:span><text:span text:style-name="T5">, </text:span><text:span text:style-name="T4">salary</text:span><text:span text:style-name="T5">):</text:span></text:p>
      <text:p text:style-name="P3"><text:s text:c="8"/><text:span text:style-name="T2">if </text:span><text:span text:style-name="T4">salary </text:span><text:span text:style-name="T5">&gt;= </text:span><text:span text:style-name="T9">0</text:span><text:span text:style-name="T5">:</text:span></text:p>
      <text:p text:style-name="P3"><text:s text:c="12"/><text:span text:style-name="T8">self</text:span><text:span text:style-name="T5">.__salary = </text:span><text:span text:style-name="T4">salary</text:span></text:p>
      <text:p text:style-name="P3"><text:span text:style-name="T3"><text:s text:c="8"/></text:span><text:span text:style-name="T2">else</text:span><text:span text:style-name="T5">:</text:span></text:p>
      <text:p text:style-name="P3"><text:s text:c="12"/><text:span text:style-name="T13">print</text:span><text:span text:style-name="T5">(</text:span><text:span text:style-name="T15">"Salary cannot be negative!"</text:span><text:span text:style-name="T5">)</text:span></text:p>
      <text:p text:style-name="P3"><text:s text:c="4"/><text:span text:style-name="T11"># Display employee information</text:span></text:p>
      <text:p text:style-name="P3"><text:span text:style-name="T10"><text:s text:c="4"/></text:span><text:span text:style-name="T2">def </text:span><text:span text:style-name="T12">display_info</text:span><text:span text:style-name="T5">(</text:span><text:span text:style-name="T8">self</text:span><text:span text:style-name="T5">):</text:span></text:p>
      <text:p text:style-name="P3"><text:s text:c="8"/><text:span text:style-name="T13">print</text:span><text:span text:style-name="T5">(</text:span><text:span text:style-name="T15">"----- Employee Information -----"</text:span><text:span text:style-name="T5">)</text:span></text:p>
      <text:p text:style-name="P3"><text:s text:c="8"/><text:span text:style-name="T13">print</text:span><text:span text:style-name="T5">(</text:span><text:span text:style-name="T15">f"Employee ID: </text:span><text:span text:style-name="T16">{</text:span><text:span text:style-name="T8">self</text:span><text:span text:style-name="T5">.__emp_id</text:span><text:span text:style-name="T16">}</text:span><text:span text:style-name="T15">"</text:span><text:span text:style-name="T5">)</text:span></text:p>
      <text:p text:style-name="P3"><text:s text:c="8"/><text:span text:style-name="T13">print</text:span><text:span text:style-name="T5">(</text:span><text:span text:style-name="T15">f"Name: </text:span><text:span text:style-name="T16">{</text:span><text:span text:style-name="T8">self</text:span><text:span text:style-name="T5">.__name</text:span><text:span text:style-name="T16">}</text:span><text:span text:style-name="T15">"</text:span><text:span text:style-name="T5">)</text:span></text:p>
      <text:p text:style-name="P3"><text:s text:c="8"/><text:span text:style-name="T13">print</text:span><text:span text:style-name="T5">(</text:span><text:span text:style-name="T15">f"Salary: $</text:span><text:span text:style-name="T16">{</text:span><text:span text:style-name="T8">self</text:span><text:span text:style-name="T5">.__salary</text:span><text:span text:style-name="T16">:</text:span><text:span text:style-name="T15">.2f</text:span><text:span text:style-name="T16">}</text:span><text:span text:style-name="T15">"</text:span><text:span text:style-name="T5">)</text:span></text:p>
      <text:p text:style-name="P3"><text:s text:c="8"/><text:span text:style-name="T13">print</text:span><text:span text:style-name="T5">(</text:span><text:span text:style-name="T15">"-------------------------------"</text:span><text:span text:style-name="T5">)</text:span></text:p>
      <text:p text:style-name="P3"><text:s text:c="4"/><text:span text:style-name="T11"># Method to give salary hike</text:span></text:p>
      <text:p text:style-name="P3"><text:span text:style-name="T10"><text:s text:c="4"/></text:span><text:span text:style-name="T2">def </text:span><text:span text:style-name="T12">give_hike</text:span><text:span text:style-name="T5">(</text:span><text:span text:style-name="T8">self</text:span><text:span text:style-name="T5">, </text:span><text:span text:style-name="T4">percentage</text:span><text:span text:style-name="T5">):</text:span></text:p>
      <text:p text:style-name="P3"><text:s text:c="8"/><text:span text:style-name="T2">if </text:span><text:span text:style-name="T4">percentage </text:span><text:span text:style-name="T5">&gt; </text:span><text:span text:style-name="T9">0</text:span><text:span text:style-name="T5">:</text:span></text:p>
      <text:p text:style-name="P3"><text:s text:c="12"/><text:span text:style-name="T4">increment </text:span><text:span text:style-name="T5">= </text:span><text:span text:style-name="T8">self</text:span><text:span text:style-name="T5">.__salary * (</text:span><text:span text:style-name="T4">percentage </text:span><text:span text:style-name="T5">/ </text:span><text:span text:style-name="T9">100</text:span><text:span text:style-name="T5">)</text:span></text:p>
      <text:p text:style-name="P3"><text:s text:c="12"/><text:span text:style-name="T8">self</text:span><text:span text:style-name="T5">.__salary += </text:span><text:span text:style-name="T4">increment</text:span></text:p>
      <text:p text:style-name="P3"><text:span text:style-name="T3"><text:s text:c="12"/></text:span><text:span text:style-name="T13">print</text:span><text:span text:style-name="T5">(</text:span><text:span text:style-name="T15">f"Salary increased by </text:span><text:span text:style-name="T16">{</text:span><text:span text:style-name="T4">percentage</text:span><text:span text:style-name="T16">}</text:span><text:span text:style-name="T15">%. New salary: $</text:span><text:span text:style-name="T16">{</text:span><text:span text:style-name="T8">self</text:span><text:span text:style-name="T5">.__salary</text:span><text:span text:style-name="T16">:</text:span><text:span text:style-name="T15">.2f</text:span><text:span text:style-name="T16">}</text:span><text:span text:style-name="T15">"</text:span><text:span text:style-name="T5">)</text:span></text:p>
      <text:p text:style-name="P3"><text:s text:c="8"/><text:span text:style-name="T2">else</text:span><text:span text:style-name="T5">:</text:span></text:p>
      <text:p text:style-name="P3"><text:s text:c="12"/><text:span text:style-name="T13">print</text:span><text:span text:style-name="T5">(</text:span><text:span text:style-name="T15">"Percentage must be positive!"</text:span><text:span text:style-name="T5">)</text:span></text:p>
      <text:p text:style-name="P4"># Demonstration of functionality</text:p>
      <text:p text:style-name="P2"><text:span text:style-name="T1">if </text:span>__name__ == <text:span text:style-name="T14">"__main__"</text:span>:</text:p>
      <text:p text:style-name="P3"><text:s text:c="4"/><text:span text:style-name="T11"># Creating employee instances</text:span></text:p>
      <text:p text:style-name="P3"><text:span text:style-name="T10"><text:s text:c="4"/></text:span><text:span text:style-name="T5">emp1 = Employee(</text:span><text:span text:style-name="T15">"E001"</text:span><text:span text:style-name="T5">, </text:span><text:span text:style-name="T15">"John Doe"</text:span><text:span text:style-name="T5">, </text:span><text:span text:style-name="T9">50000</text:span><text:span text:style-name="T5">)</text:span></text:p>
      <text:p text:style-name="P3"><text:s text:c="4"/><text:span text:style-name="T5">emp2 = Employee(</text:span><text:span text:style-name="T15">"E002"</text:span><text:span text:style-name="T5">, </text:span><text:span text:style-name="T15">"Jane Smith"</text:span><text:span text:style-name="T5">, </text:span><text:span text:style-name="T9">60000</text:span><text:span text:style-name="T5">)</text:span></text:p>
      <text:p text:style-name="P3"><text:soft-page-break/><text:s text:c="4"/><text:span text:style-name="T11"># Display initial information</text:span></text:p>
      <text:p text:style-name="P3"><text:span text:style-name="T10"><text:s text:c="4"/></text:span><text:span text:style-name="T5">emp1.display_info()</text:span></text:p>
      <text:p text:style-name="P3"><text:s text:c="4"/><text:span text:style-name="T5">emp2.display_info()</text:span></text:p>
      <text:p text:style-name="P3"><text:s text:c="4"/><text:span text:style-name="T11"># Give salary hikes</text:span></text:p>
      <text:p text:style-name="P3"><text:span text:style-name="T10"><text:s text:c="4"/></text:span><text:span text:style-name="T5">emp1.give_hike(</text:span><text:span text:style-name="T9">10</text:span><text:span text:style-name="T5">) <text:s/></text:span><text:span text:style-name="T11"># 10% hike</text:span></text:p>
      <text:p text:style-name="P3"><text:span text:style-name="T10"><text:s text:c="4"/></text:span><text:span text:style-name="T5">emp2.give_hike(</text:span><text:span text:style-name="T9">5</text:span><text:span text:style-name="T5">) <text:s text:c="2"/></text:span><text:span text:style-name="T11"># 5% hike</text:span></text:p>
      <text:p text:style-name="P5"><text:s text:c="4"/><text:span text:style-name="T6"># Display updated information</text:span></text:p>
      <text:p text:style-name="P3"><text:span text:style-name="T10"><text:s text:c="4"/></text:span><text:span text:style-name="T5">emp1.display_info()</text:span></text:p>
      <text:p text:style-name="P6"><text:s text:c="4"/><text:span text:style-name="T5">emp2.display_info()</text:span></text:p>
      <text:p text:style-name="Standard"/>
      <text:p text:style-name="Standard"/>
      <text:p text:style-name="Standard">OUTPUT:-</text:p>
      <text:p text:style-name="Standard"/>
      <text:p text:style-name="Standard">----- Employee Information -----</text:p>
      <text:p text:style-name="Standard">Employee ID: E001</text:p>
      <text:p text:style-name="Standard">Name: John Doe</text:p>
      <text:p text:style-name="Standard">Salary: $50000.00</text:p>
      <text:p text:style-name="Standard">-------------------------------</text:p>
      <text:p text:style-name="Standard">----- Employee Information -----</text:p>
      <text:p text:style-name="Standard">Employee ID: E002</text:p>
      <text:p text:style-name="Standard">Name: Jane Smith</text:p>
      <text:p text:style-name="Standard">Salary: $60000.00</text:p>
      <text:p text:style-name="Standard">-------------------------------</text:p>
      <text:p text:style-name="Standard">Salary increased by 10%. New salary: $55000.00</text:p>
      <text:p text:style-name="Standard">Salary increased by 5%. New salary: $63000.00</text:p>
      <text:p text:style-name="Standard">----- Employee Information -----</text:p>
      <text:p text:style-name="Standard">Employee ID: E001</text:p>
      <text:p text:style-name="Standard">Name: John Doe</text:p>
      <text:p text:style-name="Standard">Salary: $55000.00</text:p>
      <text:p text:style-name="Standard">-------------------------------</text:p>
      <text:p text:style-name="Standard">----- Employee Information -----</text:p>
      <text:p text:style-name="Standard">Employee ID: E002</text:p>
      <text:p text:style-name="Standard">Name: Jane Smith</text:p>
      <text:p text:style-name="Standard">Salary: $63000.00</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4-25T17:51:24.30</meta:creation-date>
    <meta:document-statistic meta:table-count="0" meta:image-count="0" meta:object-count="0" meta:page-count="4" meta:paragraph-count="162" meta:word-count="713" meta:character-count="6653"/>
    <dc:date>2026-04-25T17:58:30.44</dc:date>
    <meta:editing-duration>PT7M7S</meta:editing-duration>
    <meta:editing-cycles>1</meta:editing-cycles>
    <meta:generator>OpenOffice/4.1.16$Win32 OpenOffice.org_project/4116m3$Build-9816</meta:generator>
  </office:meta>
</office:document-meta>
</file>